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5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223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seti 123 0 5</text:p>
          </table:table-cell>
          <table:table-cell/>
          <table:table-cell table:formula="of:=CONCATENATE(TEXT([.A1];&quot;00&quot;);&quot;:&quot;;[.B1])" office:value-type="string" office:string-value="00: seti 123 0 5" calcext:value-type="string">
            <text:p>00: seti 123 0 5</text:p>
          </table:table-cell>
          <table:table-cell office:value-type="string" calcext:value-type="string">
            <text:p>R[5]=123</text:p>
          </table:table-cell>
          <table:table-cell table:formula="of:=CONCATENATE([.D1];CHAR(9);CHAR(9);&quot;;&quot;;[.E1])" office:value-type="string" office:string-value="00: seti 123 0 5&#9;&#9;;R[5]=123" calcext:value-type="string">
            <text:p>00: seti 123 0 5<text:tab/><text:tab/>;R[5]=1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bani 5 456 5</text:p>
          </table:table-cell>
          <table:table-cell/>
          <table:table-cell table:formula="of:=CONCATENATE(TEXT([.A2];&quot;00&quot;);&quot;:&quot;;[.B2])" office:value-type="string" office:string-value="01: bani 5 456 5" calcext:value-type="string">
            <text:p>01: bani 5 456 5</text:p>
          </table:table-cell>
          <table:table-cell office:value-type="string" calcext:value-type="string">
            <text:p>R[5]=R[5] AND 456</text:p>
          </table:table-cell>
          <table:table-cell table:formula="of:=CONCATENATE([.D2];CHAR(9);CHAR(9);&quot;;&quot;;[.E2])" office:value-type="string" office:string-value="01: bani 5 456 5&#9;&#9;;R[5]=R[5] AND 456" calcext:value-type="string">
            <text:p>01: bani 5 456 5<text:tab/><text:tab/>;R[5]=R[5] AND 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eqri 5 72 5</text:p>
          </table:table-cell>
          <table:table-cell/>
          <table:table-cell table:formula="of:=CONCATENATE(TEXT([.A3];&quot;00&quot;);&quot;:&quot;;[.B3])" office:value-type="string" office:string-value="02: eqri 5 72 5" calcext:value-type="string">
            <text:p>02: eqri 5 72 5</text:p>
          </table:table-cell>
          <table:table-cell office:value-type="string" calcext:value-type="string">
            <text:p>R[5]=R[5]==72?1:0</text:p>
          </table:table-cell>
          <table:table-cell table:formula="of:=CONCATENATE([.D3];CHAR(9);CHAR(9);&quot;;&quot;;[.E3])" office:value-type="string" office:string-value="02: eqri 5 72 5&#9;&#9;;R[5]=R[5]==72?1:0" calcext:value-type="string">
            <text:p>02: eqri 5 72 5<text:tab/><text:tab/>;R[5]=R[5]==72?1: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addr 5 1 1</text:p>
          </table:table-cell>
          <table:table-cell/>
          <table:table-cell table:formula="of:=CONCATENATE(TEXT([.A4];&quot;00&quot;);&quot;:&quot;;[.B4])" office:value-type="string" office:string-value="03: addr 5 1 1" calcext:value-type="string">
            <text:p>03: addr 5 1 1</text:p>
          </table:table-cell>
          <table:table-cell office:value-type="string" calcext:value-type="string">
            <text:p>IF R[5] == 1 GOTO 5</text:p>
          </table:table-cell>
          <table:table-cell table:formula="of:=CONCATENATE([.D4];CHAR(9);CHAR(9);&quot;;&quot;;[.E4])" office:value-type="string" office:string-value="03: addr 5 1 1&#9;&#9;;IF R[5] == 1 GOTO 5" calcext:value-type="string">
            <text:p>03: addr 5 1 1<text:tab/><text:tab/>;IF R[5] == 1 GOTO 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eti 0 0 1</text:p>
          </table:table-cell>
          <table:table-cell/>
          <table:table-cell table:formula="of:=CONCATENATE(TEXT([.A5];&quot;00&quot;);&quot;:&quot;;[.B5])" office:value-type="string" office:string-value="04: seti 0 0 1" calcext:value-type="string">
            <text:p>04: seti 0 0 1</text:p>
          </table:table-cell>
          <table:table-cell office:value-type="string" calcext:value-type="string">
            <text:p>GOTO 1</text:p>
          </table:table-cell>
          <table:table-cell table:formula="of:=CONCATENATE([.D5];CHAR(9);CHAR(9);&quot;;&quot;;[.E5])" office:value-type="string" office:string-value="04: seti 0 0 1&#9;&#9;;GOTO 1" calcext:value-type="string">
            <text:p>04: seti 0 0 1<text:tab/><text:tab/>;GOTO 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eti 0 2 5</text:p>
          </table:table-cell>
          <table:table-cell/>
          <table:table-cell table:formula="of:=CONCATENATE(TEXT([.A6];&quot;00&quot;);&quot;:&quot;;[.B6])" office:value-type="string" office:string-value="05: seti 0 2 5" calcext:value-type="string">
            <text:p>05: seti 0 2 5</text:p>
          </table:table-cell>
          <table:table-cell office:value-type="string" calcext:value-type="string">
            <text:p>R[5]=0</text:p>
          </table:table-cell>
          <table:table-cell table:formula="of:=CONCATENATE([.D6];CHAR(9);CHAR(9);&quot;;&quot;;[.E6])" office:value-type="string" office:string-value="05: seti 0 2 5&#9;&#9;;R[5]=0" calcext:value-type="string">
            <text:p>05: seti 0 2 5<text:tab/><text:tab/>;R[5]=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bori 5 65536 4</text:p>
          </table:table-cell>
          <table:table-cell/>
          <table:table-cell table:formula="of:=CONCATENATE(TEXT([.A7];&quot;00&quot;);&quot;:&quot;;[.B7])" office:value-type="string" office:string-value="06: bori 5 65536 4" calcext:value-type="string">
            <text:p>06: bori 5 65536 4</text:p>
          </table:table-cell>
          <table:table-cell office:value-type="string" calcext:value-type="string">
            <text:p>R[4]=R[5] OR 65536</text:p>
          </table:table-cell>
          <table:table-cell table:formula="of:=CONCATENATE([.D7];CHAR(9);CHAR(9);&quot;;&quot;;[.E7])" office:value-type="string" office:string-value="06: bori 5 65536 4&#9;&#9;;R[4]=R[5] OR 65536" calcext:value-type="string">
            <text:p>06: bori 5 65536 4<text:tab/><text:tab/>;R[4]=R[5] OR 655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seti 3935295 1 5</text:p>
          </table:table-cell>
          <table:table-cell/>
          <table:table-cell table:formula="of:=CONCATENATE(TEXT([.A8];&quot;00&quot;);&quot;:&quot;;[.B8])" office:value-type="string" office:string-value="07: seti 3935295 1 5" calcext:value-type="string">
            <text:p>07: seti 3935295 1 5</text:p>
          </table:table-cell>
          <table:table-cell office:value-type="string" calcext:value-type="string">
            <text:p>R[5]=3935295</text:p>
          </table:table-cell>
          <table:table-cell table:formula="of:=CONCATENATE([.D8];CHAR(9);CHAR(9);&quot;;&quot;;[.E8])" office:value-type="string" office:string-value="07: seti 3935295 1 5&#9;&#9;;R[5]=3935295" calcext:value-type="string">
            <text:p>07: seti 3935295 1 5<text:tab/><text:tab/>;R[5]=3935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bani 4 255 2</text:p>
          </table:table-cell>
          <table:table-cell/>
          <table:table-cell table:formula="of:=CONCATENATE(TEXT([.A9];&quot;00&quot;);&quot;:&quot;;[.B9])" office:value-type="string" office:string-value="08: bani 4 255 2" calcext:value-type="string">
            <text:p>08: bani 4 255 2</text:p>
          </table:table-cell>
          <table:table-cell office:value-type="string" calcext:value-type="string">
            <text:p>R[2]=R[4] AND 2</text:p>
          </table:table-cell>
          <table:table-cell table:formula="of:=CONCATENATE([.D9];CHAR(9);CHAR(9);&quot;;&quot;;[.E9])" office:value-type="string" office:string-value="08: bani 4 255 2&#9;&#9;;R[2]=R[4] AND 2" calcext:value-type="string">
            <text:p>08: bani 4 255 2<text:tab/><text:tab/>;R[2]=R[4] AND 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addr 5 2 5</text:p>
          </table:table-cell>
          <table:table-cell/>
          <table:table-cell table:formula="of:=CONCATENATE(TEXT([.A10];&quot;00&quot;);&quot;:&quot;;[.B10])" office:value-type="string" office:string-value="09: addr 5 2 5" calcext:value-type="string">
            <text:p>09: addr 5 2 5</text:p>
          </table:table-cell>
          <table:table-cell office:value-type="string" calcext:value-type="string">
            <text:p>R[5]=R[2]+R[5]</text:p>
          </table:table-cell>
          <table:table-cell table:formula="of:=CONCATENATE([.D10];CHAR(9);CHAR(9);&quot;;&quot;;[.E10])" office:value-type="string" office:string-value="09: addr 5 2 5&#9;&#9;;R[5]=R[2]+R[5]" calcext:value-type="string">
            <text:p>09: addr 5 2 5<text:tab/><text:tab/>;R[5]=R[2]+R[5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bani 5 16777215 5</text:p>
          </table:table-cell>
          <table:table-cell/>
          <table:table-cell table:formula="of:=CONCATENATE(TEXT([.A11];&quot;00&quot;);&quot;:&quot;;[.B11])" office:value-type="string" office:string-value="10: bani 5 16777215 5" calcext:value-type="string">
            <text:p>10: bani 5 16777215 5</text:p>
          </table:table-cell>
          <table:table-cell office:value-type="string" calcext:value-type="string">
            <text:p>R[5]=R[5] AND 16777215</text:p>
          </table:table-cell>
          <table:table-cell table:formula="of:=CONCATENATE([.D11];CHAR(9);CHAR(9);&quot;;&quot;;[.E11])" office:value-type="string" office:string-value="10: bani 5 16777215 5&#9;&#9;;R[5]=R[5] AND 16777215" calcext:value-type="string">
            <text:p>10: bani 5 16777215 5<text:tab/><text:tab/>;R[5]=R[5] AND 167772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muli 5 65899 5</text:p>
          </table:table-cell>
          <table:table-cell/>
          <table:table-cell table:formula="of:=CONCATENATE(TEXT([.A12];&quot;00&quot;);&quot;:&quot;;[.B12])" office:value-type="string" office:string-value="11: muli 5 65899 5" calcext:value-type="string">
            <text:p>11: muli 5 65899 5</text:p>
          </table:table-cell>
          <table:table-cell office:value-type="string" calcext:value-type="string">
            <text:p>R[5]=R[5] * 65899</text:p>
          </table:table-cell>
          <table:table-cell table:formula="of:=CONCATENATE([.D12];CHAR(9);CHAR(9);&quot;;&quot;;[.E12])" office:value-type="string" office:string-value="11: muli 5 65899 5&#9;&#9;;R[5]=R[5] * 65899" calcext:value-type="string">
            <text:p>11: muli 5 65899 5<text:tab/><text:tab/>;R[5]=R[5] * 658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bani 5 16777215 5</text:p>
          </table:table-cell>
          <table:table-cell/>
          <table:table-cell table:formula="of:=CONCATENATE(TEXT([.A13];&quot;00&quot;);&quot;:&quot;;[.B13])" office:value-type="string" office:string-value="12: bani 5 16777215 5" calcext:value-type="string">
            <text:p>12: bani 5 16777215 5</text:p>
          </table:table-cell>
          <table:table-cell office:value-type="string" calcext:value-type="string">
            <text:p>R[5]=R[5] AND 16777215</text:p>
          </table:table-cell>
          <table:table-cell table:formula="of:=CONCATENATE([.D13];CHAR(9);CHAR(9);&quot;;&quot;;[.E13])" office:value-type="string" office:string-value="12: bani 5 16777215 5&#9;&#9;;R[5]=R[5] AND 16777215" calcext:value-type="string">
            <text:p>12: bani 5 16777215 5<text:tab/><text:tab/>;R[5]=R[5] AND 167772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gtir 256 4 2</text:p>
          </table:table-cell>
          <table:table-cell/>
          <table:table-cell table:formula="of:=CONCATENATE(TEXT([.A14];&quot;00&quot;);&quot;:&quot;;[.B14])" office:value-type="string" office:string-value="13: gtir 256 4 2" calcext:value-type="string">
            <text:p>13: gtir 256 4 2</text:p>
          </table:table-cell>
          <table:table-cell office:value-type="string" calcext:value-type="string">
            <text:p>R[2]=256&gt;R[4]?1:0</text:p>
          </table:table-cell>
          <table:table-cell table:formula="of:=CONCATENATE([.D14];CHAR(9);CHAR(9);&quot;;&quot;;[.E14])" office:value-type="string" office:string-value="13: gtir 256 4 2&#9;&#9;;R[2]=256&gt;R[4]?1:0" calcext:value-type="string">
            <text:p>13: gtir 256 4 2<text:tab/><text:tab/>;R[2]=256&gt;R[4]?1: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addr 2 1 1</text:p>
          </table:table-cell>
          <table:table-cell/>
          <table:table-cell table:formula="of:=CONCATENATE(TEXT([.A15];&quot;00&quot;);&quot;:&quot;;[.B15])" office:value-type="string" office:string-value="14: addr 2 1 1" calcext:value-type="string">
            <text:p>14: addr 2 1 1</text:p>
          </table:table-cell>
          <table:table-cell office:value-type="string" calcext:value-type="string">
            <text:p>IF R[2]==1 GOTO 16</text:p>
          </table:table-cell>
          <table:table-cell table:formula="of:=CONCATENATE([.D15];CHAR(9);CHAR(9);&quot;;&quot;;[.E15])" office:value-type="string" office:string-value="14: addr 2 1 1&#9;&#9;;IF R[2]==1 GOTO 16" calcext:value-type="string">
            <text:p>14: addr 2 1 1<text:tab/><text:tab/>;IF R[2]==1 GOTO 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ddi 1 1 1</text:p>
          </table:table-cell>
          <table:table-cell/>
          <table:table-cell table:formula="of:=CONCATENATE(TEXT([.A16];&quot;00&quot;);&quot;:&quot;;[.B16])" office:value-type="string" office:string-value="15: addi 1 1 1" calcext:value-type="string">
            <text:p>15: addi 1 1 1</text:p>
          </table:table-cell>
          <table:table-cell office:value-type="string" calcext:value-type="string">
            <text:p>GOTO 17</text:p>
          </table:table-cell>
          <table:table-cell table:formula="of:=CONCATENATE([.D16];CHAR(9);CHAR(9);&quot;;&quot;;[.E16])" office:value-type="string" office:string-value="15: addi 1 1 1&#9;&#9;;GOTO 17" calcext:value-type="string">
            <text:p>15: addi 1 1 1<text:tab/><text:tab/>;GOTO 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eti 27 1 1</text:p>
          </table:table-cell>
          <table:table-cell/>
          <table:table-cell table:formula="of:=CONCATENATE(TEXT([.A17];&quot;00&quot;);&quot;:&quot;;[.B17])" office:value-type="string" office:string-value="16: seti 27 1 1" calcext:value-type="string">
            <text:p>16: seti 27 1 1</text:p>
          </table:table-cell>
          <table:table-cell office:value-type="string" calcext:value-type="string">
            <text:p>GOTO 28</text:p>
          </table:table-cell>
          <table:table-cell table:formula="of:=CONCATENATE([.D17];CHAR(9);CHAR(9);&quot;;&quot;;[.E17])" office:value-type="string" office:string-value="16: seti 27 1 1&#9;&#9;;GOTO 28" calcext:value-type="string">
            <text:p>16: seti 27 1 1<text:tab/><text:tab/>;GOTO 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seti 0 5 2</text:p>
          </table:table-cell>
          <table:table-cell/>
          <table:table-cell table:formula="of:=CONCATENATE(TEXT([.A18];&quot;00&quot;);&quot;:&quot;;[.B18])" office:value-type="string" office:string-value="17: seti 0 5 2" calcext:value-type="string">
            <text:p>17: seti 0 5 2</text:p>
          </table:table-cell>
          <table:table-cell office:value-type="string" calcext:value-type="string">
            <text:p>R[2]=0</text:p>
          </table:table-cell>
          <table:table-cell table:formula="of:=CONCATENATE([.D18];CHAR(9);CHAR(9);&quot;;&quot;;[.E18])" office:value-type="string" office:string-value="17: seti 0 5 2&#9;&#9;;R[2]=0" calcext:value-type="string">
            <text:p>17: seti 0 5 2<text:tab/><text:tab/>;R[2]=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addi 2 1 3</text:p>
          </table:table-cell>
          <table:table-cell/>
          <table:table-cell table:formula="of:=CONCATENATE(TEXT([.A19];&quot;00&quot;);&quot;:&quot;;[.B19])" office:value-type="string" office:string-value="18: addi 2 1 3" calcext:value-type="string">
            <text:p>18: addi 2 1 3</text:p>
          </table:table-cell>
          <table:table-cell office:value-type="string" calcext:value-type="string">
            <text:p>R[3]=R[2]+1</text:p>
          </table:table-cell>
          <table:table-cell table:formula="of:=CONCATENATE([.D19];CHAR(9);CHAR(9);&quot;;&quot;;[.E19])" office:value-type="string" office:string-value="18: addi 2 1 3&#9;&#9;;R[3]=R[2]+1" calcext:value-type="string">
            <text:p>18: addi 2 1 3<text:tab/><text:tab/>;R[3]=R[2]+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muli 3 256 3</text:p>
          </table:table-cell>
          <table:table-cell/>
          <table:table-cell table:formula="of:=CONCATENATE(TEXT([.A20];&quot;00&quot;);&quot;:&quot;;[.B20])" office:value-type="string" office:string-value="19: muli 3 256 3" calcext:value-type="string">
            <text:p>19: muli 3 256 3</text:p>
          </table:table-cell>
          <table:table-cell office:value-type="string" calcext:value-type="string">
            <text:p>R[3]=R[3]*256</text:p>
          </table:table-cell>
          <table:table-cell table:formula="of:=CONCATENATE([.D20];CHAR(9);CHAR(9);&quot;;&quot;;[.E20])" office:value-type="string" office:string-value="19: muli 3 256 3&#9;&#9;;R[3]=R[3]*256" calcext:value-type="string">
            <text:p>19: muli 3 256 3<text:tab/><text:tab/>;R[3]=R[3]*2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gtrr 3 4 3</text:p>
          </table:table-cell>
          <table:table-cell/>
          <table:table-cell table:formula="of:=CONCATENATE(TEXT([.A21];&quot;00&quot;);&quot;:&quot;;[.B21])" office:value-type="string" office:string-value="20: gtrr 3 4 3" calcext:value-type="string">
            <text:p>20: gtrr 3 4 3</text:p>
          </table:table-cell>
          <table:table-cell office:value-type="string" calcext:value-type="string">
            <text:p>R[3]=R[3]&gt;R[4]?1:0</text:p>
          </table:table-cell>
          <table:table-cell table:formula="of:=CONCATENATE([.D21];CHAR(9);CHAR(9);&quot;;&quot;;[.E21])" office:value-type="string" office:string-value="20: gtrr 3 4 3&#9;&#9;;R[3]=R[3]&gt;R[4]?1:0" calcext:value-type="string">
            <text:p>20: gtrr 3 4 3<text:tab/><text:tab/>;R[3]=R[3]&gt;R[4]?1: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addr 3 1 1</text:p>
          </table:table-cell>
          <table:table-cell/>
          <table:table-cell table:formula="of:=CONCATENATE(TEXT([.A22];&quot;00&quot;);&quot;:&quot;;[.B22])" office:value-type="string" office:string-value="21: addr 3 1 1" calcext:value-type="string">
            <text:p>21: addr 3 1 1</text:p>
          </table:table-cell>
          <table:table-cell office:value-type="string" calcext:value-type="string">
            <text:p>IF R[3]==1 GOTO 23</text:p>
          </table:table-cell>
          <table:table-cell table:formula="of:=CONCATENATE([.D22];CHAR(9);CHAR(9);&quot;;&quot;;[.E22])" office:value-type="string" office:string-value="21: addr 3 1 1&#9;&#9;;IF R[3]==1 GOTO 23" calcext:value-type="string">
            <text:p>21: addr 3 1 1<text:tab/><text:tab/>;IF R[3]==1 GOTO 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addi 1 1 1</text:p>
          </table:table-cell>
          <table:table-cell/>
          <table:table-cell table:formula="of:=CONCATENATE(TEXT([.A23];&quot;00&quot;);&quot;:&quot;;[.B23])" office:value-type="string" office:string-value="22: addi 1 1 1" calcext:value-type="string">
            <text:p>22: addi 1 1 1</text:p>
          </table:table-cell>
          <table:table-cell office:value-type="string" calcext:value-type="string">
            <text:p>GOTO 24</text:p>
          </table:table-cell>
          <table:table-cell table:formula="of:=CONCATENATE([.D23];CHAR(9);CHAR(9);&quot;;&quot;;[.E23])" office:value-type="string" office:string-value="22: addi 1 1 1&#9;&#9;;GOTO 24" calcext:value-type="string">
            <text:p>22: addi 1 1 1<text:tab/><text:tab/>;GOTO 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seti 25 0 1</text:p>
          </table:table-cell>
          <table:table-cell/>
          <table:table-cell table:formula="of:=CONCATENATE(TEXT([.A24];&quot;00&quot;);&quot;:&quot;;[.B24])" office:value-type="string" office:string-value="23: seti 25 0 1" calcext:value-type="string">
            <text:p>23: seti 25 0 1</text:p>
          </table:table-cell>
          <table:table-cell office:value-type="string" calcext:value-type="string">
            <text:p>GOTO 26</text:p>
          </table:table-cell>
          <table:table-cell table:formula="of:=CONCATENATE([.D24];CHAR(9);CHAR(9);&quot;;&quot;;[.E24])" office:value-type="string" office:string-value="23: seti 25 0 1&#9;&#9;;GOTO 26" calcext:value-type="string">
            <text:p>23: seti 25 0 1<text:tab/><text:tab/>;GOTO 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addi 2 1 2</text:p>
          </table:table-cell>
          <table:table-cell/>
          <table:table-cell table:formula="of:=CONCATENATE(TEXT([.A25];&quot;00&quot;);&quot;:&quot;;[.B25])" office:value-type="string" office:string-value="24: addi 2 1 2" calcext:value-type="string">
            <text:p>24: addi 2 1 2</text:p>
          </table:table-cell>
          <table:table-cell office:value-type="string" calcext:value-type="string">
            <text:p>R[2]=R[2]+1</text:p>
          </table:table-cell>
          <table:table-cell table:formula="of:=CONCATENATE([.D25];CHAR(9);CHAR(9);&quot;;&quot;;[.E25])" office:value-type="string" office:string-value="24: addi 2 1 2&#9;&#9;;R[2]=R[2]+1" calcext:value-type="string">
            <text:p>24: addi 2 1 2<text:tab/><text:tab/>;R[2]=R[2]+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seti 17 7 1</text:p>
          </table:table-cell>
          <table:table-cell/>
          <table:table-cell table:formula="of:=CONCATENATE(TEXT([.A26];&quot;00&quot;);&quot;:&quot;;[.B26])" office:value-type="string" office:string-value="25: seti 17 7 1" calcext:value-type="string">
            <text:p>25: seti 17 7 1</text:p>
          </table:table-cell>
          <table:table-cell office:value-type="string" calcext:value-type="string">
            <text:p>GOTO 18</text:p>
          </table:table-cell>
          <table:table-cell table:formula="of:=CONCATENATE([.D26];CHAR(9);CHAR(9);&quot;;&quot;;[.E26])" office:value-type="string" office:string-value="25: seti 17 7 1&#9;&#9;;GOTO 18" calcext:value-type="string">
            <text:p>25: seti 17 7 1<text:tab/><text:tab/>;GOTO 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setr 2 2 4</text:p>
          </table:table-cell>
          <table:table-cell/>
          <table:table-cell table:formula="of:=CONCATENATE(TEXT([.A27];&quot;00&quot;);&quot;:&quot;;[.B27])" office:value-type="string" office:string-value="26: setr 2 2 4" calcext:value-type="string">
            <text:p>26: setr 2 2 4</text:p>
          </table:table-cell>
          <table:table-cell office:value-type="string" calcext:value-type="string">
            <text:p>R[4]=R[2]</text:p>
          </table:table-cell>
          <table:table-cell table:formula="of:=CONCATENATE([.D27];CHAR(9);CHAR(9);&quot;;&quot;;[.E27])" office:value-type="string" office:string-value="26: setr 2 2 4&#9;&#9;;R[4]=R[2]" calcext:value-type="string">
            <text:p>26: setr 2 2 4<text:tab/><text:tab/>;R[4]=R[2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seti 7 6 1</text:p>
          </table:table-cell>
          <table:table-cell/>
          <table:table-cell table:formula="of:=CONCATENATE(TEXT([.A28];&quot;00&quot;);&quot;:&quot;;[.B28])" office:value-type="string" office:string-value="27: seti 7 6 1" calcext:value-type="string">
            <text:p>27: seti 7 6 1</text:p>
          </table:table-cell>
          <table:table-cell office:value-type="string" calcext:value-type="string">
            <text:p>GOTO 8</text:p>
          </table:table-cell>
          <table:table-cell table:formula="of:=CONCATENATE([.D28];CHAR(9);CHAR(9);&quot;;&quot;;[.E28])" office:value-type="string" office:string-value="27: seti 7 6 1&#9;&#9;;GOTO 8" calcext:value-type="string">
            <text:p>27: seti 7 6 1<text:tab/><text:tab/>;GOTO 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eqrr 5 0 2</text:p>
          </table:table-cell>
          <table:table-cell/>
          <table:table-cell table:formula="of:=CONCATENATE(TEXT([.A29];&quot;00&quot;);&quot;:&quot;;[.B29])" office:value-type="string" office:string-value="28: eqrr 5 0 2" calcext:value-type="string">
            <text:p>28: eqrr 5 0 2</text:p>
          </table:table-cell>
          <table:table-cell office:value-type="string" calcext:value-type="string">
            <text:p>R[2]=R[5]==R[0]?1:0</text:p>
          </table:table-cell>
          <table:table-cell table:formula="of:=CONCATENATE([.D29];CHAR(9);CHAR(9);&quot;;&quot;;[.E29])" office:value-type="string" office:string-value="28: eqrr 5 0 2&#9;&#9;;R[2]=R[5]==R[0]?1:0" calcext:value-type="string">
            <text:p>28: eqrr 5 0 2<text:tab/><text:tab/>;R[2]=R[5]==R[0]?1: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addr 2 1 1</text:p>
          </table:table-cell>
          <table:table-cell/>
          <table:table-cell table:formula="of:=CONCATENATE(TEXT([.A30];&quot;00&quot;);&quot;:&quot;;[.B30])" office:value-type="string" office:string-value="29: addr 2 1 1" calcext:value-type="string">
            <text:p>29: addr 2 1 1</text:p>
          </table:table-cell>
          <table:table-cell office:value-type="string" calcext:value-type="string">
            <text:p>IF R[2]==1 GOTO 31</text:p>
          </table:table-cell>
          <table:table-cell table:formula="of:=CONCATENATE([.D30];CHAR(9);CHAR(9);&quot;;&quot;;[.E30])" office:value-type="string" office:string-value="29: addr 2 1 1&#9;&#9;;IF R[2]==1 GOTO 31" calcext:value-type="string">
            <text:p>29: addr 2 1 1<text:tab/><text:tab/>;IF R[2]==1 GOTO 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seti 5 4 1</text:p>
          </table:table-cell>
          <table:table-cell/>
          <table:table-cell table:formula="of:=CONCATENATE(TEXT([.A31];&quot;00&quot;);&quot;:&quot;;[.B31])" office:value-type="string" office:string-value="30: seti 5 4 1" calcext:value-type="string">
            <text:p>30: seti 5 4 1</text:p>
          </table:table-cell>
          <table:table-cell office:value-type="string" calcext:value-type="string">
            <text:p>GOTO 6</text:p>
          </table:table-cell>
          <table:table-cell table:formula="of:=CONCATENATE([.D31];CHAR(9);CHAR(9);&quot;;&quot;;[.E31])" office:value-type="string" office:string-value="30: seti 5 4 1&#9;&#9;;GOTO 6" calcext:value-type="string">
            <text:p>30: seti 5 4 1<text:tab/><text:tab/>;GOTO 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/00/0000</text:date>, <text:time style:data-style-name="N2" text:time-value="21:18:08.948589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ulsink</meta:initial-creator>
    <meta:creation-date>2019-02-11T21:36:54.658032461</meta:creation-date>
    <dc:date>2019-02-13T23:07:58.819108237</dc:date>
    <dc:creator>Tom Bulsink</dc:creator>
    <meta:editing-duration>PT22M42S</meta:editing-duration>
    <meta:editing-cycles>3</meta:editing-cycles>
    <meta:generator>LibreOffice/5.1.6.2$Linux_X86_64 LibreOffice_project/10m0$Build-2</meta:generator>
    <meta:document-statistic meta:table-count="1" meta:cell-count="155" meta:object-count="0"/>
  </office:meta>
</office:document-meta>
</file>